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family-generic="modern" style:font-pitch="fixed"/>
    <style:font-face style:name="Tahoma" svg:font-family="Tahoma" style:font-family-generic="modern" style:font-pitch="fixed"/>
    <style:font-face style:name="Times New Roman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4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44546a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9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6.756cm" fo:min-width="12.252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9.099cm" fo:min-width="12.252cm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3.634cm" fo:min-width="12.252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4cm"/>
    </style:style>
    <style:style style:name="gr1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6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language="en" fo:country="US" style:font-size-asian="16pt" style:font-size-complex="16pt" fo:hyphenate="false"/>
    </style:style>
    <style:style style:name="P7" style:family="paragraph">
      <loext:graphic-properties draw:fill="none"/>
      <style:paragraph-properties fo:text-align="start"/>
      <style:text-properties style:font-name="Droid Sans" fo:font-size="18pt" fo:language="en" fo:country="US"/>
    </style:style>
    <style:style style:name="P8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2pt" fo:language="en" fo:country="US" style:font-size-asian="12pt" style:font-size-complex="12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Droid Sans" fo:font-size="18pt" fo:language="en" fo:country="US"/>
    </style:style>
    <style:style style:name="P10" style:family="paragraph">
      <style:paragraph-properties fo:margin-left="0cm" fo:margin-right="0cm" fo:margin-top="0cm" fo:margin-bottom="0cm" fo:line-height="25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250%" fo:text-align="start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12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13" style:family="paragraph">
      <loext:graphic-properties draw:fill="none" draw:fill-color="#ffffff"/>
      <style:text-properties style:font-name="Droid Sans" fo:language="en" fo:country="US"/>
    </style:style>
    <style:style style:name="P14" style:family="paragraph">
      <loext:graphic-properties draw:fill-color="#ffffff"/>
      <style:text-properties fo:language="en" fo:country="US"/>
    </style:style>
    <style:style style:name="T1" style:family="text">
      <style:text-properties fo:font-variant="normal" fo:text-transform="none" fo:color="#44546a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variant="normal" fo:text-transform="none" fo:color="#44546a" style:text-line-through-style="none" style:text-line-through-type="none" style:text-position="0% 100%" style:font-name="Droid Sans" fo:font-size="24pt" fo:letter-spacing="0.106cm" fo:language="en" fo:country="US" fo:font-style="normal" style:text-underline-style="none" fo:font-weight="bold" style:font-name-asian="Tahoma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" fo:font-size="18pt" fo:letter-spacing="normal" fo:language="en" fo:country="US" fo:font-style="normal" style:text-underline-style="none" fo:font-weight="normal" style:font-name-asian="Tahoma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" fo:font-size="18pt" fo:letter-spacing="normal" fo:language="en" fo:country="US" fo:font-style="normal" style:text-underline-style="none" fo:font-weight="bold" style:font-name-asian="Tahoma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Droid Sans" fo:font-size="11pt" fo:letter-spacing="0.106cm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44546a" style:text-line-through-style="none" style:text-line-through-type="none" style:text-position="0% 100%" style:font-name="Droid Sans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44546a" style:text-line-through-style="none" style:text-line-through-type="none" style:text-position="0% 100%" style:font-name="Droid Sans" fo:font-size="12pt" fo:letter-spacing="normal" fo:language="en" fo:country="US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bold" style:font-name-asian="Calibri1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language="en" fo:country="US" fo:font-style="normal" style:text-underline-style="none" fo:font-weight="bold" style:font-name-asian="Calibri1" style:font-size-asian="10.5pt" style:font-style-asian="normal" style:font-weight-asian="bold" style:font-name-complex="Times New Roman1" style:font-size-complex="10.5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normal" style:text-underline-style="none" fo:font-weight="normal" style:font-name-asian="Calibri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2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bold" style:font-name-asian="Calibri1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normal" style:text-underline-style="none" fo:font-weight="normal" style:font-name-asian="Times New Roman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italic" style:text-underline-style="none" fo:font-weight="normal" style:font-name-asian="Times New Roman" style:font-size-asian="9pt" style:font-style-asian="italic" style:font-weight-asian="normal" style:font-name-complex="Times New Roman1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italic" style:text-underline-style="none" fo:font-weight="normal" style:font-name-asian="Calibri1" style:font-size-asian="9pt" style:font-style-asian="italic" style:font-weight-asian="normal" style:font-name-complex="Times New Roman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language="en" fo:country="US" fo:font-style="normal" style:text-underline-style="none" fo:font-weight="normal" style:font-name-asian="Calibri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8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9" style:family="text">
      <style:text-properties fo:font-variant="normal" fo:text-transform="none" fo:color="#262626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262626" style:text-line-through-style="none" style:text-line-through-type="none" style:text-position="0% 100%" style:font-name="Droid Sans" fo:font-size="10pt" fo:letter-spacing="normal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Droid Sans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5" style:family="text">
      <style:text-properties fo:font-variant="normal" fo:text-transform="none" fo:color="#262626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normal" style:font-name-asian="Calibri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6" style:family="text">
      <style:text-properties fo:font-variant="normal" fo:text-transform="none" fo:color="#262626" style:text-line-through-style="none" style:text-line-through-type="none" style:text-position="0% 100%" style:font-name="Droid Sans" fo:font-size="10pt" fo:letter-spacing="normal" fo:language="en" fo:country="US" fo:font-style="italic" style:text-underline-style="none" fo:font-weight="normal" style:font-name-asian="Calibri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27" style:family="text">
      <style:text-properties fo:font-variant="normal" fo:text-transform="none" fo:color="#44546a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normal" style:font-name-asian="Calibri1" style:font-size-asian="10.5pt" style:font-style-asian="italic" style:font-weight-asian="normal" style:font-name-complex="Times New Roman1" style:font-size-complex="10.5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Droid Sans" fo:font-size="13pt" fo:letter-spacing="normal" fo:language="en" fo:country="US" fo:font-style="normal" style:text-underline-style="none" fo:font-weight="bold" style:font-name-asian="Calibri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Droid Sans" fo:font-size="12pt" fo:letter-spacing="normal" fo:language="en" fo:country="US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30" style:family="text">
      <style:text-properties fo:font-variant="normal" fo:text-transform="none" fo:color="#44546a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31" style:family="text">
      <style:text-properties fo:font-variant="normal" fo:text-transform="none" fo:color="#44546a" style:text-line-through-style="none" style:text-line-through-type="none" style:text-position="0% 100%" style:font-name="Droid Sans" fo:font-size="13pt" fo:letter-spacing="normal" fo:language="en" fo:country="US" fo:font-style="normal" style:text-underline-style="none" fo:font-weight="bold" style:font-name-asian="Calibri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32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normal" style:font-name-asian="Calibri1" style:font-size-asian="10.5pt" style:font-style-asian="italic" style:font-weight-asian="normal" style:font-name-complex="Times New Roman1" style:font-size-complex="10.5pt" style:font-style-complex="italic" style:font-weight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Droid Sans" fo:font-size="13pt" fo:language="en" fo:country="US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Droid Sans" fo:font-size="13pt" fo:language="en" fo:country="US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52" draw:style-name="gr1" draw:text-style-name="P3" draw:layer="layout" svg:width="5.072cm" svg:height="4.69cm" svg:x="0.737cm" svg:y="4.824cm">
          <text:p text:style-name="P1"><text:span text:style-name="T1">Email</text:span></text:p>
          <text:p text:style-name="P1"><text:span text:style-name="T2"><text:a xlink:href="mailto:romanetvin@eisti.eu" xlink:type="simple">romanetvin@eisti.eu</text:a></text:span></text:p>
          <text:p text:style-name="P1"><text:span text:style-name="T1">Adresse</text:span></text:p>
          <text:p text:style-name="P1"><text:span text:style-name="T2">22 rue des Perdrix, </text:span></text:p>
          <text:p text:style-name="P1"><text:span text:style-name="T2">95800, Courdimanche, </text:span><text:span text:style-name="T2">FRANCE</text:span></text:p>
          <text:p text:style-name="P2"><text:span text:style-name="T1">Téléphone</text:span></text:p>
          <text:p text:style-name="P1"><text:span text:style-name="T2">+33 6 66 57 91 97</text:span></text:p>
          <text:p text:style-name="P2"><text:span text:style-name="T1">Permi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" draw:text-style-name="P5" draw:layer="layout" svg:width="14.785cm" svg:height="2.789cm" svg:x="2.233cm" svg:y="0.508cm">
          <text:p text:style-name="P4"><text:span text:style-name="T3">Vincent ROMANET</text:span></text:p>
          <text:p text:style-name="P4"><text:span text:style-name="T4">Recherche un stage de fin d’études en </text:span><text:span text:style-name="T5">Intelligence Artificielle</text:span><text:span text:style-name="T4"> à partir d’Avril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" draw:text-style-name="P6" draw:layer="layout" svg:width="4.299cm" svg:height="0.568cm" svg:x="0.825cm" svg:y="4.206cm">
          <text:p text:style-name="P4"><text:span text:style-name="T6">CONT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" draw:text-style-name="P6" draw:layer="layout" svg:width="4.299cm" svg:height="0.569cm" svg:x="6.033cm" svg:y="4.164cm">
          <text:p text:style-name="P4"><text:span text:style-name="T6">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5" draw:text-style-name="P7" draw:layer="layout" svg:x1="0.825cm" svg:y1="3.832cm" svg:x2="18.031cm" svg:y2="3.833cm">
          <text:p/>
        </draw:line>
        <draw:custom-shape draw:name="Rectangle 36" draw:style-name="gr6" draw:text-style-name="P6" draw:layer="layout" svg:width="4.299cm" svg:height="0.568cm" svg:x="0.737cm" svg:y="9.906cm">
          <text:p text:style-name="P4"><text:span text:style-name="T6">COMPET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7" draw:text-style-name="P3" draw:layer="layout" svg:width="3.183cm" svg:height="0.843cm" svg:x="0.861cm" svg:y="10.841cm">
          <text:p text:style-name="P1"><text:span text:style-name="T7">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8" draw:text-style-name="P8" draw:layer="layout" svg:width="4.299cm" svg:height="0.568cm" svg:x="0.691cm" svg:y="19.05cm">
          <text:p text:style-name="P4"><text:span text:style-name="T6">INTER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9" draw:text-style-name="P3" draw:layer="layout" svg:width="12.759cm" svg:height="7.009cm" svg:x="5.783cm" svg:y="15.02cm">
          <text:p text:style-name="P1"><text:span text:style-name="T8">Auto-entrepreneur pour un outil d’aide à l’apprentissage d’une langue <text:s/>: Juin – Sept 2018 </text:span></text:p>
          <text:p text:style-name="P1"><text:span text:style-name="T9">RMNT Development, </text:span><text:span text:style-name="T10">Courdimanche, FRANCE</text:span></text:p>
          <text:p text:style-name="P1"><text:span text:style-name="T11">Création d’une application mobile d’aide à l’apprentissage d’une langue. En charge du Marketing, Communication, Conception graphique et Informatique. <text:s/></text:span></text:p>
          <text:p text:style-name="P1"><text:span text:style-name="T11"/></text:p>
          <text:p text:style-name="P1"><text:span text:style-name="T8">Développeur PHP chez NH Industries : Mai – Août 2017 </text:span></text:p>
          <text:p text:style-name="P1"><text:span text:style-name="T12">ECONOCOM, Aix-en-Provence, FRANCE</text:span></text:p>
          <text:p text:style-name="P1"><text:span text:style-name="T13">Récupération de données pour faire un </text:span><text:span text:style-name="T14">reporting </text:span><text:span text:style-name="T13">permettant d’avoir une meilleure vue d’ensemble sur la performance du Service Helpdesk.</text:span></text:p>
          <text:p text:style-name="P1"><text:span text:style-name="T15"/></text:p>
          <text:p text:style-name="P1"><text:span text:style-name="T8">Développeur Service Achats : Juin – Août 2016 </text:span></text:p>
          <text:p text:style-name="P1"><text:span text:style-name="T12">ALEHOS, Gentilly, FRANCE</text:span></text:p>
          <text:p text:style-name="P1"><text:span text:style-name="T11">Formulation et implémentation de solutions pour un outil de </text:span><text:span text:style-name="T16">reporting</text:span><text:span text:style-name="T11"> permettant de réduire la charge de travail des employés du Service Achats.</text:span></text:p>
          <text:p text:style-name="P1"><text:span text:style-name="T17"/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0" draw:text-style-name="P9" draw:layer="layout" svg:width="12.447cm" svg:height="0.683cm" svg:x="6.038cm" svg:y="9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1" draw:text-style-name="P3" draw:layer="layout" svg:width="4.731cm" svg:height="2.49cm" svg:x="0.603cm" svg:y="19.914cm">
          <text:p text:style-name="P1"><text:span text:style-name="T18">Skateboard, Snowboard, Volleyball, Fitness, Voyages</text:span><text:span text:style-name="T19">, Conception graphique </text:span></text:p>
          <text:p text:style-name="P1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2" draw:text-style-name="P11" draw:layer="layout" svg:width="4.291cm" svg:height="4.647cm" svg:x="0.762cm" svg:y="14.224cm">
          <text:p text:style-name="P10"><text:span text:style-name="T7">Langues</text:span></text:p>
          <text:p text:style-name="P1"><text:span text:style-name="T21">Français</text:span></text:p>
          <text:p text:style-name="P1"><text:span text:style-name="T22"><text:s text:c="5"/></text:span><text:span text:style-name="T22">Langue maternelle</text:span></text:p>
          <text:p text:style-name="P1"><text:span text:style-name="T21">Anglais</text:span></text:p>
          <text:p text:style-name="P1"><text:span text:style-name="T23"><text:s text:c="6"/></text:span><text:span text:style-name="T22">Avancé</text:span></text:p>
          <text:p text:style-name="P1"><text:span text:style-name="T21">Chinois</text:span></text:p>
          <text:p text:style-name="P1"><text:span text:style-name="T23"><text:s text:c="7"/></text:span><text:span text:style-name="T22">Intermédi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3" draw:text-style-name="P12" draw:layer="layout" svg:width="4.299cm" svg:height="0.569cm" svg:x="5.963cm" svg:y="14.395cm">
          <text:p text:style-name="P4"><text:span text:style-name="T6">EXPERI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4" draw:text-style-name="P3" draw:layer="layout" svg:width="12.759cm" svg:height="9.352cm" svg:x="5.842cm" svg:y="5.043cm">
          <text:p text:style-name="P1"><text:span text:style-name="T8">2015 – 2019 : EISTI – Cergy-Préfecture, FRANCE</text:span></text:p>
          <text:p text:style-name="P1"><text:span text:style-name="T24">Diplôme d’Ingénieur en Mathématiques et Informatique</text:span></text:p>
          <text:p text:style-name="P1"><text:span text:style-name="T25">3ème année – Option Intelligence Artificielle</text:span></text:p>
          <text:p text:style-name="P1"><text:span text:style-name="T26">Deep Learning / Traitement d’images / Informatique quantique <text:s/></text:span></text:p>
          <text:p text:style-name="P1"><text:span text:style-name="T26">Bioinformatique/ Ethique de l’IA <text:s/>/ Natural Language Processing </text:span></text:p>
          <text:p text:style-name="P1"><text:span text:style-name="T27"/></text:p>
          <text:p text:style-name="P1"><text:span text:style-name="T8">2017 – 2018 : GEM – Grenoble, FRANCE</text:span></text:p>
          <text:p text:style-name="P1"><text:span text:style-name="T24">Diplôme d’études supérieures en Management – Programme Grandes Ecoles </text:span></text:p>
          <text:p text:style-name="P1"><text:span text:style-name="T28"/></text:p>
          <text:p text:style-name="P1"><text:span text:style-name="T8">Sept – Dec 2016 : ESSEC Asia Pacific – Singapour, SINGAPOUR</text:span></text:p>
          <text:p text:style-name="P1"><text:span text:style-name="T24">Echange universitaire</text:span></text:p>
          <text:p text:style-name="P1"><text:span text:style-name="T29"/></text:p>
          <text:p text:style-name="P1"><text:span text:style-name="T30">2013 – 2016 : Université de Cergy-Pontoise – Cergy-Préfecture, FRANCE</text:span></text:p>
          <text:p text:style-name="P1"><text:span text:style-name="T10">Licence en informatique </text:span></text:p>
          <text:p text:style-name="P1"><text:span text:style-name="T24"/></text:p>
          <text:p text:style-name="P1"><text:span text:style-name="T30">2013 – 2015 <text:s/>: EISTI – Cergy-Préfecture, FRANCE</text:span></text:p>
          <text:p text:style-name="P1"><text:span text:style-name="T10">Classes préparatoires intégrées</text:span></text:p>
          <text:p text:style-name="P1"><text:span text:style-name="T24"/></text:p>
          <text:p text:style-name="P1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5" draw:text-style-name="P6" draw:layer="layout" svg:width="4.299cm" svg:height="0.569cm" svg:x="5.974cm" svg:y="22.098cm">
          <text:p text:style-name="P4"><text:span text:style-name="T6">PROJ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6" draw:text-style-name="P3" draw:layer="layout" svg:width="12.759cm" svg:height="3.887cm" svg:x="5.783cm" svg:y="22.783cm">
          <text:p text:style-name="P1"><text:span text:style-name="T31">Skate Trick Tracker</text:span></text:p>
          <text:p text:style-name="P1"><text:span text:style-name="T32">8 semaines – Projet de traitement d’image. Détection d’un skateboard dans une image en utilisant des filtres et un réseau de neurones convolutionnel. </text:span></text:p>
          <text:p text:style-name="P1"><text:span text:style-name="T31"/></text:p>
          <text:p text:style-name="P1"><text:span text:style-name="T8">Projet de fin d’études : Attaques et défenses sur algorithmes de classification d’images</text:span></text:p>
          <text:p text:style-name="P1"><text:span text:style-name="T32">6 mois – Objectiff : Etudier les processus d’attaque et de défense sur les réseaux de neurones et les impléme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3" draw:layer="layout" svg:width="4.064cm" svg:height="3.954cm" svg:x="0.762cm" svg:y="11.54cm">
          <draw:text-box>
            <text:p><text:span text:style-name="T33">Numpy, Keras, </text:span></text:p>
            <text:p><text:span text:style-name="T33">Open CV, Matplotlib, <text:s/></text:span><text:span text:style-name="T33">Scikit-learn, </text:span><text:span text:style-name="T34"><text:s/></text:span><text:span text:style-name="T34">Tensorflow, </text:span></text:p>
            <text:p><text:span text:style-name="T34">Nltk</text:span></text:p>
            <text:p><text:span text:style-name="T34"/>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family-generic="modern" style:font-pitch="fixed"/>
    <style:font-face style:name="Tahoma" svg:font-family="Tahoma" style:font-family-generic="modern" style:font-pitch="fixed"/>
    <style:font-face style:name="Times New Roman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1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4.595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5.95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6.192cm" svg:height="9.579cm" svg:x="1.429cm" svg:y="4.503cm" presentation:class="title" presentation:user-transformed="tru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3" presentation:style-name="Mpr2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text:date style:data-style-name="D1" text:date-value="2019-01-21">1/21/19</text:date></text:span></text:p>
        </draw:text-box>
      </draw:frame>
      <draw:frame draw:name="Footer Placeholder 4" presentation:style-name="Mpr2" draw:text-style-name="MP8" draw:layer="backgroundobjects" svg:width="6.428cm" svg:height="1.464cm" svg:x="6.31cm" svg:y="25.504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4.285cm" svg:height="1.464cm" svg:x="13.454cm" svg:y="25.504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Title_20_Slide-outline1" draw:layer="backgroundobjects" svg:width="17.144cm" svg:height="15.958cm" svg:x="0.952cm" svg:y="6.438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Houeix, Julien</meta:initial-creator>
    <meta:editing-cycles>217</meta:editing-cycles>
    <meta:print-date>2018-03-23T06:18:16</meta:print-date>
    <meta:creation-date>2018-03-22T22:35:05</meta:creation-date>
    <dc:date>2019-01-21T11:44:50.238159509</dc:date>
    <meta:editing-duration>P12DT6H34M5S</meta:editing-duration>
    <meta:generator>LibreOffice/6.1.4.2$Linux_X86_64 LibreOffice_project/10$Build-2</meta:generator>
    <meta:document-statistic meta:object-count="40"/>
    <meta:user-defined meta:name="AppVersion">15.0000</meta:user-defined>
    <meta:user-defined meta:name="Company">Amazon Corpora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